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Standard">
      <style:paragraph-properties fo:margin-left="2in" fo:margin-right="0in" fo:margin-top="0in" fo:margin-bottom="0in" loext:contextual-spacing="false" fo:line-height="115%" fo:text-align="justify" style:justify-single-word="false" fo:keep-together="auto" fo:orphans="0" fo:widows="0" fo:text-indent="0.5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span text:style-name="T1">JDBC TEST I</text:span></text:p>
      <text:p text:style-name="P2"/>
      <text:p text:style-name="P3"><text:span text:style-name="T3">Q 1 - What JDBC stands for?</text:span></text:p>
      <text:p text:style-name="P2"/>
      <text:p text:style-name="P3"><text:span text:style-name="T5">A - Java Database Connectivity</text:span></text:p>
      <text:p text:style-name="P3"><text:span text:style-name="T5">B - Java Driver for Basic Connection</text:span></text:p>
      <text:p text:style-name="P3"><text:span text:style-name="T5">C - Joint Database Connectivity</text:span></text:p>
      <text:p text:style-name="P3"><text:span text:style-name="T5">D - Joint Driver for Basic Connection</text:span></text:p>
      <text:p text:style-name="P1"/>
      <text:p text:style-name="P3"><text:span text:style-name="T3">Q 2 - What is JDBC?</text:span></text:p>
      <text:p text:style-name="P3"><text:span text:style-name="T5">A - JDBC is a java based protocol.</text:span></text:p>
      <text:p text:style-name="P3"><text:span text:style-name="T5">B - JDBC is a standard Java API for database-independent connectivity between the Java</text:span></text:p>
      <text:p text:style-name="P3"><text:span text:style-name="T5">programming language and a wide range of databases.</text:span></text:p>
      <text:p text:style-name="P3"><text:span text:style-name="T5">C - JDBC is a specification to tell how to connect to a database.</text:span></text:p>
      <text:p text:style-name="P3"><text:span text:style-name="T5">D - Joint Driver for Basic Connection</text:span></text:p>
      <text:p text:style-name="P1"/>
      <text:p text:style-name="P3"><text:span text:style-name="T3">Q 3 - Which of the following is true about JDBC architecture?</text:span></text:p>
      <text:p text:style-name="P3"><text:span text:style-name="T5">A - JDBC API layer provides the application-to-JDBC Manager connection.</text:span></text:p>
      <text:p text:style-name="P3"><text:span text:style-name="T5">B - JDBC Driver API layer supports the JDBC Manager-to-Driver Connection.</text:span></text:p>
      <text:p text:style-name="P3"><text:soft-page-break/><text:span text:style-name="T5">C - Both of the above.</text:span></text:p>
      <text:p text:style-name="P3"><text:span text:style-name="T5">D - None of the above.</text:span></text:p>
      <text:p text:style-name="P1"/>
      <text:p text:style-name="P3"><text:span text:style-name="T3">Q 4 - Which of the following is not a component/class of JDBC API?</text:span></text:p>
      <text:p text:style-name="P3"><text:span text:style-name="T5">A - DriverManager</text:span></text:p>
      <text:p text:style-name="P3"><text:span text:style-name="T5">B - Driver</text:span></text:p>
      <text:p text:style-name="P3"><text:span text:style-name="T5">C - Connection</text:span></text:p>
      <text:p text:style-name="P3"><text:span text:style-name="T5">D - Transaction</text:span></text:p>
      <text:p text:style-name="P1"/>
      <text:p text:style-name="P3"><text:span text:style-name="T3">Q 5 - Which of the following is not a component/class of JDBC API?</text:span></text:p>
      <text:p text:style-name="P3"><text:span text:style-name="T5">A - Statement</text:span></text:p>
      <text:p text:style-name="P3"><text:span text:style-name="T5">B - ResultSet</text:span></text:p>
      <text:p text:style-name="P3"><text:span text:style-name="T5">C - SQLException</text:span></text:p>
      <text:p text:style-name="P3"><text:span text:style-name="T5">D - ConnectionPool</text:span></text:p>
      <text:p text:style-name="P1"/>
      <text:p text:style-name="P3"><text:span text:style-name="T3">Q 6 - Which of the following is correct about DriverManager class of JDBC?</text:span></text:p>
      <text:p text:style-name="P3"><text:span text:style-name="T5">A - JDBC DriverManager is a class that manages a list of database drivers.</text:span></text:p>
      <text:p text:style-name="P3"><text:span text:style-name="T5">B - It matches connection requests from the java application with the proper database driver</text:span></text:p>
      <text:p text:style-name="P3"><text:span text:style-name="T5">using communication subprotocol.</text:span></text:p>
      <text:p text:style-name="P3"><text:span text:style-name="T5">C - Both of the above.</text:span></text:p>
      <text:p text:style-name="P3"><text:span text:style-name="T5">D - none of the above.</text:span></text:p>
      <text:p text:style-name="P1"><text:soft-page-break/></text:p>
      <text:p text:style-name="P1"/>
      <text:p text:style-name="P3"><text:span text:style-name="T3">Q 7 - Which of the following is correct about driver interface of JDBC?</text:span></text:p>
      <text:p text:style-name="P3"><text:span text:style-name="T5">A - JDBC driver is an interface enabling a Java application to interact with a database.</text:span></text:p>
      <text:p text:style-name="P3"><text:span text:style-name="T5">B - The JDBC driver gives out the connection to the database and implements the protocol for</text:span></text:p>
      <text:p text:style-name="P3"><text:span text:style-name="T5">transferring the query and result between client and database.</text:span></text:p>
      <text:p text:style-name="P3"><text:span text:style-name="T5">C - Both of the above.</text:span></text:p>
      <text:p text:style-name="P3"><text:span text:style-name="T5">D - none of the above.</text:span></text:p>
      <text:p text:style-name="P1"/>
      <text:p text:style-name="P3"><text:span text:style-name="T3">Q 8 - Which of the following is correct about Connection interface of JDBC?</text:span></text:p>
      <text:p text:style-name="P3"><text:span text:style-name="T5">A - Connection interface consists of methods for contacting a database.</text:span></text:p>
      <text:p text:style-name="P3"><text:span text:style-name="T5">B - It represents communication context.</text:span></text:p>
      <text:p text:style-name="P3"><text:span text:style-name="T5">C - Both of the above.</text:span></text:p>
      <text:p text:style-name="P3"><text:span text:style-name="T5">D - none of the above.</text:span></text:p>
      <text:p text:style-name="P1"/>
      <text:p text:style-name="P3"><text:span text:style-name="T3">Q 9 - Which of the following is correct about Statement class of JDBC?</text:span></text:p>
      <text:p text:style-name="P3"><text:span text:style-name="T5">A - Statement encapsulates an SQL statement which is passed to the database to be parsed and</text:span></text:p>
      <text:p text:style-name="P3"><text:span text:style-name="T5">compiled.</text:span></text:p>
      <text:p text:style-name="P3"><text:span text:style-name="T5">B - Statement encapsulates an SQL statement which is passed to the database to be planned and</text:span></text:p>
      <text:p text:style-name="P3"><text:span text:style-name="T5">executed.</text:span></text:p>
      <text:p text:style-name="P3"><text:span text:style-name="T5">C - Both of the above.</text:span></text:p>
      <text:p text:style-name="P3"><text:soft-page-break/><text:span text:style-name="T5">D - none of the above.</text:span></text:p>
      <text:p text:style-name="P1"/>
      <text:p text:style-name="P3"><text:span text:style-name="T3">Q 10 - Which of the following is correct about ResultSet class of JDBC?</text:span></text:p>
      <text:p text:style-name="P3"><text:span text:style-name="T5">A - ResultSet holds data retrieved from a database after you execute an SQL query using</text:span></text:p>
      <text:p text:style-name="P3"><text:span text:style-name="T5">Statement objects.</text:span></text:p>
      <text:p text:style-name="P3"><text:span text:style-name="T5">B - It acts as an iterator to allow you to move through its data.</text:span></text:p>
      <text:p text:style-name="P3"><text:span text:style-name="T5">C - The java.sql.ResultSet interface represents the result set of a database query.</text:span></text:p>
      <text:p text:style-name="P3"><text:span text:style-name="T5">D - All of the above.</text:span></text:p>
      <text:p text:style-name="P2"/>
      <text:p text:style-name="P3"><text:span text:style-name="T3">Q 11 - Which of the following manages a list of database drivers in JDBC?</text:span></text:p>
      <text:p text:style-name="P3"><text:span text:style-name="T5">A - DriverManager</text:span></text:p>
      <text:p text:style-name="P3"><text:span text:style-name="T5">B - JDBC driver</text:span></text:p>
      <text:p text:style-name="P3"><text:span text:style-name="T5">C - Connection</text:span></text:p>
      <text:p text:style-name="P3"><text:span text:style-name="T5">D - Statement</text:span></text:p>
      <text:p text:style-name="P1"/>
      <text:p text:style-name="P3"><text:span text:style-name="T3">Q 12 - Which of the following gives out the connection to the database and</text:span></text:p>
      <text:p text:style-name="P3"><text:span text:style-name="T3">implements the protocol for transferring the query and result between client and</text:span></text:p>
      <text:p text:style-name="P3"><text:span text:style-name="T3">database?</text:span></text:p>
      <text:p text:style-name="P3"><text:span text:style-name="T5">A - DriverManager</text:span></text:p>
      <text:p text:style-name="P3"><text:span text:style-name="T5">B - JDBC driver</text:span></text:p>
      <text:p text:style-name="P3"><text:span text:style-name="T5">C - Connection</text:span></text:p>
      <text:p text:style-name="P3"><text:soft-page-break/><text:span text:style-name="T5">D - Statement</text:span></text:p>
      <text:p text:style-name="P1"/>
      <text:p text:style-name="P2"/>
      <text:p text:style-name="P3"><text:span text:style-name="T3">Q 13 - Which of the following consists of methods for contacting a database?</text:span></text:p>
      <text:p text:style-name="P3"><text:span text:style-name="T5">A - DriverManager</text:span></text:p>
      <text:p text:style-name="P3"><text:span text:style-name="T5">B - JDBC driver</text:span></text:p>
      <text:p text:style-name="P3"><text:span text:style-name="T5">C - Connection</text:span></text:p>
      <text:p text:style-name="P3"><text:span text:style-name="T5">D - Statement</text:span></text:p>
      <text:p text:style-name="P1"/>
      <text:p text:style-name="P3"><text:span text:style-name="T3">Q 14 - Which of the following encapsulates an SQL statement which is passed to the</text:span></text:p>
      <text:p text:style-name="P3"><text:span text:style-name="T3">database to be parsed, compiled, planned and executed?</text:span></text:p>
      <text:p text:style-name="P3"><text:span text:style-name="T5">A - DriverManager</text:span></text:p>
      <text:p text:style-name="P3"><text:span text:style-name="T5">B - JDBC driver</text:span></text:p>
      <text:p text:style-name="P3"><text:span text:style-name="T5">C - Connection</text:span></text:p>
      <text:p text:style-name="P3"><text:span text:style-name="T5">D - Statement</text:span></text:p>
      <text:p text:style-name="P1"/>
      <text:p text:style-name="P3"><text:span text:style-name="T3">Q 15 - Which of the following holds data retrieved from a database after you execute</text:span></text:p>
      <text:p text:style-name="P3"><text:span text:style-name="T3">an SQL query using Statement objects?</text:span></text:p>
      <text:p text:style-name="P3"><text:span text:style-name="T5">A - ResultSet</text:span></text:p>
      <text:p text:style-name="P3"><text:span text:style-name="T5">B - JDBC driver</text:span></text:p>
      <text:p text:style-name="P3"><text:span text:style-name="T5">C - Connection</text:span></text:p>
      <text:p text:style-name="P3"><text:soft-page-break/><text:span text:style-name="T5">D - Statement</text:span></text:p>
      <text:p text:style-name="P1"/>
      <text:p text:style-name="P3"><text:span text:style-name="T3">Q 16 - Which of the following is not a valid type of ResultSet?</text:span></text:p>
      <text:p text:style-name="P3"><text:span text:style-name="T5">A - ResultSet.TYPE_FORWARD_ONLY</text:span></text:p>
      <text:p text:style-name="P3"><text:span text:style-name="T5">B - ResultSet.TYPE_SCROLL_INSENSITIVE</text:span></text:p>
      <text:p text:style-name="P3"><text:span text:style-name="T5">C - ResultSet.TYPE_SCROLL_SENSITIVE</text:span></text:p>
      <text:p text:style-name="P3"><text:span text:style-name="T5">D - ResultSet.TYPE_BACKWARD_ONLY</text:span></text:p>
      <text:p text:style-name="P1"/>
      <text:p text:style-name="P3"><text:span text:style-name="T3">Q 17 - In which of the following type of ResultSet, the cursor can only move forward in</text:span></text:p>
      <text:p text:style-name="P3"><text:span text:style-name="T3">the result set?</text:span></text:p>
      <text:p text:style-name="P3"><text:span text:style-name="T5">A - ResultSet.TYPE_FORWARD_ONLY</text:span></text:p>
      <text:p text:style-name="P3"><text:span text:style-name="T5">B - ResultSet.TYPE_SCROLL_INSENSITIVE</text:span></text:p>
      <text:p text:style-name="P3"><text:span text:style-name="T5">C - ResultSet.TYPE_SCROLL_SENSITIVE</text:span></text:p>
      <text:p text:style-name="P3"><text:span text:style-name="T5">D - None of the above.</text:span></text:p>
      <text:p text:style-name="P1"/>
      <text:p text:style-name="P3"><text:span text:style-name="T3">Q 18 - In which of the following type of ResultSet, the cursor can scroll forwards and</text:span></text:p>
      <text:p text:style-name="P3"><text:span text:style-name="T3">backwards, and the result set is not sensitive to changes made by others to the</text:span></text:p>
      <text:p text:style-name="P3"><text:span text:style-name="T3">database that occur after the result set was created.?</text:span></text:p>
      <text:p text:style-name="P3"><text:span text:style-name="T5">A - ResultSet.TYPE_FORWARD_ONLY</text:span></text:p>
      <text:p text:style-name="P3"><text:span text:style-name="T5">B - ResultSet.TYPE_SCROLL_INSENSITIVE</text:span></text:p>
      <text:p text:style-name="P3"><text:span text:style-name="T5">C - ResultSet.TYPE_SCROLL_SENSITIVE</text:span></text:p>
      <text:p text:style-name="P3"><text:soft-page-break/><text:span text:style-name="T5">D - None of the above.</text:span></text:p>
      <text:p text:style-name="P1"/>
      <text:p text:style-name="P1"/>
      <text:p text:style-name="P1"/>
      <text:p text:style-name="P3"><text:span text:style-name="T3">Q 19 - In which of the following type of ResultSet, the cursor can scroll forwards and</text:span></text:p>
      <text:p text:style-name="P3"><text:span text:style-name="T3">backwards, and the result set is sensitive to changes made by others to the database</text:span></text:p>
      <text:p text:style-name="P3"><text:span text:style-name="T3">that occur after the result set was created?</text:span></text:p>
      <text:p text:style-name="P3"><text:span text:style-name="T5">A - ResultSet.TYPE_FORWARD_ONLY</text:span></text:p>
      <text:p text:style-name="P3"><text:span text:style-name="T5">B - ResultSet.TYPE_SCROLL_INSENSITIVE</text:span></text:p>
      <text:p text:style-name="P3"><text:span text:style-name="T5">C - ResultSet.TYPE_SCROLL_SENSITIVE</text:span></text:p>
      <text:p text:style-name="P3"><text:span text:style-name="T5">D - None of the above.</text:span></text:p>
      <text:p text:style-name="P1"/>
      <text:p text:style-name="P3"><text:span text:style-name="T3">Q 20 - Which of the following type of JDBC driver, calls native code of the locally</text:span></text:p>
      <text:p text:style-name="P3"><text:span text:style-name="T3">available ODBC driver?</text:span></text:p>
      <text:p text:style-name="P3"><text:span text:style-name="T5">A - JDBC-ODBC Bridge plus ODBC driverB - Native-API, partly Java driver</text:span></text:p>
      <text:p text:style-name="P3"><text:span text:style-name="T5">C - JDBC-Net, pure Java driver</text:span></text:p>
      <text:p text:style-name="P3"><text:span text:style-name="T5">D - Native-protocol, pure Java driver</text:span></text:p>
      <text:p text:style-name="P1"/>
      <text:p text:style-name="P3"><text:span text:style-name="T3">Q 21 - Which of the following type of JDBC driver, calls database vendor native library</text:span></text:p>
      <text:p text:style-name="P3"><text:span text:style-name="T3">on a client side. This code then talks to database over network?</text:span></text:p>
      <text:p text:style-name="P3"><text:span text:style-name="T5">A - JDBC-ODBC Bridge plus ODBC driver</text:span></text:p>
      <text:p text:style-name="P3"><text:soft-page-break/><text:span text:style-name="T5">B - Native-API, partly Java driver</text:span></text:p>
      <text:p text:style-name="P3"><text:span text:style-name="T5">C - JDBC-Net, pure Java driver</text:span></text:p>
      <text:p text:style-name="P3"><text:span text:style-name="T5">D - Native-protocol, pure Java driver</text:span></text:p>
      <text:p text:style-name="P1"/>
      <text:p text:style-name="P3"><text:span text:style-name="T3">Q 22 - Which of the following type of JDBC driver, talks with the server-side</text:span></text:p>
      <text:p text:style-name="P3"><text:span text:style-name="T3">middleware that then talks to database?</text:span></text:p>
      <text:p text:style-name="P3"><text:span text:style-name="T5">A - JDBC-ODBC Bridge plus ODBC driver</text:span></text:p>
      <text:p text:style-name="P3"><text:span text:style-name="T5">B - Native-API, partly Java driver</text:span></text:p>
      <text:p text:style-name="P3"><text:span text:style-name="T5">C - JDBC-Net, pure Java driver</text:span></text:p>
      <text:p text:style-name="P3"><text:span text:style-name="T5">D - Native-protocol, pure Java driver</text:span></text:p>
      <text:p text:style-name="P1"/>
      <text:p text:style-name="P3"><text:span text:style-name="T3">Q 23 - Which of the following type of JDBC driver, uses database native protocol?</text:span></text:p>
      <text:p text:style-name="P3"><text:span text:style-name="T5">A - JDBC-ODBC Bridge plus ODBC driver</text:span></text:p>
      <text:p text:style-name="P3"><text:span text:style-name="T5">B - Native-API, partly Java driver</text:span></text:p>
      <text:p text:style-name="P3"><text:span text:style-name="T5">C - JDBC-Net, pure Java driver</text:span></text:p>
      <text:p text:style-name="P3"><text:span text:style-name="T5">D - Native-protocol, pure Java driver</text:span></text:p>
      <text:p text:style-name="P1"/>
      <text:p text:style-name="P3"><text:span text:style-name="T3">Q 24 - Which of the following type of JDBC driver, is also called Type 1 JDBC driver?</text:span></text:p>
      <text:p text:style-name="P3"><text:span text:style-name="T5">A - JDBC-ODBC Bridge plus ODBC driver</text:span></text:p>
      <text:p text:style-name="P3"><text:span text:style-name="T5">B - Native-API, partly Java driver</text:span></text:p>
      <text:p text:style-name="P3"><text:span text:style-name="T5">C - JDBC-Net, pure Java driver</text:span></text:p>
      <text:p text:style-name="P3"><text:soft-page-break/><text:span text:style-name="T5">D - Native-protocol, pure Java driver</text:span></text:p>
      <text:p text:style-name="P1"/>
      <text:p text:style-name="P2"/>
      <text:p text:style-name="P2"/>
      <text:p text:style-name="P3"><text:span text:style-name="T3">Q 25 - Which of the following type of JDBC driver, is also called Type 2 JDBC driver?</text:span></text:p>
      <text:p text:style-name="P3"><text:span text:style-name="T5">A - JDBC-ODBC Bridge plus ODBC driver</text:span></text:p>
      <text:p text:style-name="P3"><text:span text:style-name="T5">B - Native-API, partly Java driver</text:span></text:p>
      <text:p text:style-name="P3"><text:span text:style-name="T5">C - JDBC-Net, pure Java driver</text:span></text:p>
      <text:p text:style-name="P3"><text:span text:style-name="T5">D - Native-protocol, pure Java driv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43" meta:word-count="1095" meta:character-count="5945" meta:non-whitespace-character-count="4993"/>
    <meta:generator>LibreOfficeDev/6.0.5.2$Linux_X86_64 LibreOffice_project/</meta:generator>
  </office:meta>
</office:document-meta>
</file>